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3.8395in" style:use-optimal-column-width="false"/>
    </style:style>
    <style:style style:name="Table26" style:family="table">
      <style:table-properties style:width="7.8756in" fo:margin-left="-1.0479in" style:writing-mode="rl-tb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</style:style>
    <style:style style:name="T4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51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justify"/>
    </style:style>
    <style:style style:name="T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F9B074" fo:background-color="#FBCAA2" fo:padding-top="0in" fo:padding-left="0.075in" fo:padding-bottom="0in" fo:padding-right="0.075in"/>
    </style:style>
    <style:style style:name="P59" style:parent-style-name="ללאמרווח" style:family="paragraph">
      <style:paragraph-properties fo:text-align="center"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6pt" style:font-size-asian="16pt" style:font-size-complex="16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DE4D0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3" style:family="table-cell">
      <style:table-cell-properties fo:border="0.0138in solid #F9B074" fo:background-color="#FDE4D0" fo:padding-top="0in" fo:padding-left="0.075in" fo:padding-bottom="0in" fo:padding-right="0.075in"/>
    </style:style>
    <style:style style:name="P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5" style:family="table-cell">
      <style:table-cell-properties fo:border="0.0138in solid #F9B074" fo:background-color="#FDE4D0" fo:padding-top="0in" fo:padding-left="0.075in" fo:padding-bottom="0in" fo:padding-right="0.075in"/>
    </style:style>
    <style:style style:name="P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ell67" style:family="table-cell">
      <style:table-cell-properties fo:border="0.0138in solid #F9B074" fo:background-color="#FDE4D0" fo:padding-top="0in" fo:padding-left="0.075in" fo:padding-bottom="0in" fo:padding-right="0.075in"/>
    </style:style>
    <style:style style:name="P6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38in solid #F9B074" fo:background-color="#FBCAA2" fo:padding-top="0in" fo:padding-left="0.075in" fo:padding-bottom="0in" fo:padding-right="0.075in"/>
    </style:style>
    <style:style style:name="P7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2" style:family="table-cell">
      <style:table-cell-properties fo:border="0.0138in solid #F9B074" fo:background-color="#FBCAA2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4" style:family="table-cell">
      <style:table-cell-properties fo:border="0.0138in solid #F9B074" fo:background-color="#FBCAA2" fo:padding-top="0in" fo:padding-left="0.075in" fo:padding-bottom="0in" fo:padding-right="0.075in"/>
    </style:style>
    <style:style style:name="P75" style:parent-style-name="ללאמרווח" style:family="paragraph">
      <style:paragraph-properties fo:text-align="center"/>
    </style:style>
    <style:style style:name="T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0" style:family="table-cell">
      <style:table-cell-properties fo:border="0.0138in solid #F9B074" fo:background-color="#FBCAA2" fo:padding-top="0in" fo:padding-left="0.075in" fo:padding-bottom="0in" fo:padding-right="0.075in"/>
    </style:style>
    <style:style style:name="P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138in solid #F9B074" fo:background-color="#FDE4D0" fo:padding-top="0in" fo:padding-left="0.075in" fo:padding-bottom="0in" fo:padding-right="0.075in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center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4" style:family="table-cell">
      <style:table-cell-properties fo:border="0.0138in solid #F9B074" fo:background-color="#FDE4D0" fo:padding-top="0in" fo:padding-left="0.075in" fo:padding-bottom="0in" fo:padding-right="0.075in"/>
    </style:style>
    <style:style style:name="P9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138in solid #F9B074" fo:background-color="#FBCAA2" fo:padding-top="0in" fo:padding-left="0.075in" fo:padding-bottom="0in" fo:padding-right="0.075in"/>
    </style:style>
    <style:style style:name="P9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center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center"/>
    </style:style>
    <style:style style:name="T11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6" style:parent-style-name="ללאמרווח" style:family="paragraph">
      <style:paragraph-properties fo:text-align="center"/>
    </style:style>
    <style:style style:name="T12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3" style:family="table-row">
      <style:table-row-properties style:min-row-height="0.2888in" style:use-optimal-row-height="false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</style:style>
    <style:style style:name="T13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1" style:parent-style-name="ללאמרווח" style:family="paragraph">
      <style:paragraph-properties fo:text-align="center"/>
    </style:style>
    <style:style style:name="T14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4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center"/>
    </style:style>
    <style:style style:name="T1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7" style:family="table-row">
      <style:table-row-properties style:min-row-height="0.0631in" style:use-optimal-row-height="false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5" style:family="table-row">
      <style:table-row-properties style:use-optimal-row-height="false"/>
    </style:style>
    <style:style style:name="TableCell1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אפרים לסנר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אליהו איתן<text:s/></text:p>
          </table:table-cell>
          <table:table-cell table:style-name="TableCell36" table:number-columns-spanned="2">
            <text:p text:style-name="P37">מס' 22. אז"ת (מערב) ראשון לציון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text:s/></text:p>
          </table:table-cell>
          <table:table-cell table:style-name="TableCell41" table:number-columns-spanned="3">
            <text:p text:style-name="P42">עיבוד מתכת חיתוך<text:s/></text:p>
          </table:table-cell>
          <table:covered-table-cell/>
          <table:covered-table-cell/>
        </table:table-row>
        <table:table-row table:style-name="TableRow43">
          <table:table-cell table:style-name="TableCell44">
            <text:p text:style-name="P45"><text:span text:style-name="T46">היתר רעלים<text:s/></text:span><text:span text:style-name="T47">:</text:span><text:span text:style-name="T48"><text:s/></text:span><text:span text:style-name="T49">אין.</text:span></text:p>
          </table:table-cell>
          <table:table-cell table:style-name="TableCell50">
            <text:p text:style-name="P51">רמת סיווג<text:s/>:</text:p>
          </table:table-cell>
          <table:table-cell table:style-name="TableCell52">
            <text:p text:style-name="P53"><text:span text:style-name="T54">C</text:span></text:p>
          </table:table-cell>
          <table:table-cell table:style-name="TableCell55">
            <text:p text:style-name="P56">אישור כבאות:<text:s/>אין.</text:p>
          </table:table-cell>
        </table:table-row>
        <table:table-row table:style-name="TableRow57">
          <table:table-cell table:style-name="TableCell58" table:number-columns-spanned="4">
            <text:p text:style-name="P59">חומרים<text:s/>מסוכנים<text:s/>במפעל</text:p>
          </table:table-cell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P62">שם החומר+ או"ם</text:p>
          </table:table-cell>
          <table:table-cell table:style-name="TableCell63">
            <text:p text:style-name="P64">כמות <text:s/>וסוג אריזה</text:p>
          </table:table-cell>
          <table:table-cell table:style-name="TableCell65">
            <text:p text:style-name="P66">קוד חירום</text:p>
          </table:table-cell>
          <table:table-cell table:style-name="TableCell67">
            <text:p text:style-name="P68">מיקום במפעל</text:p>
          </table:table-cell>
        </table:table-row>
        <table:table-row table:style-name="TableRow69">
          <table:table-cell table:style-name="TableCell70">
            <text:p text:style-name="P71">1078-חמצן נוזלי</text:p>
          </table:table-cell>
          <table:table-cell table:style-name="TableCell72">
            <text:p text:style-name="P73">6-טון,צובר מיכל מתכת.</text:p>
          </table:table-cell>
          <table:table-cell table:style-name="TableCell74">
            <text:p text:style-name="P75"><text:span text:style-name="T76">E</text:span><text:span text:style-name="T77">-</text:span><text:span text:style-name="T78">R</text:span><text:span text:style-name="T79">-2.</text:span></text:p>
          </table:table-cell>
          <table:table-cell table:style-name="TableCell80">
            <text:p text:style-name="P81">בצד מערב של חצר המפעל.</text:p>
          </table:table-cell>
        </table:table-row>
        <table:table-row table:style-name="TableRow82">
          <table:table-cell table:style-name="TableCell83">
            <text:p text:style-name="ללאמרווח"><text:span text:style-name="T84">1066-חנקן גז.</text:span><text:span text:style-name="T85"><text:s/></text:span><text:span text:style-name="T86">H</text:span><text:span text:style-name="T87">.35</text:span></text:p>
          </table:table-cell>
          <table:table-cell table:style-name="TableCell88">
            <text:p text:style-name="P89">20-גלילים דחוסים,27 ק"ג כ"א.</text:p>
          </table:table-cell>
          <table:table-cell table:style-name="TableCell90">
            <text:p text:style-name="P91"><text:span text:style-name="T92">T</text:span><text:span text:style-name="T93">-2.</text:span></text:p>
          </table:table-cell>
          <table:table-cell table:style-name="TableCell94">
            <text:p text:style-name="P95">בקיר שמצד דרום של המפעל.</text:p>
          </table:table-cell>
        </table:table-row>
        <table:table-row table:style-name="TableRow96">
          <table:table-cell table:style-name="TableCell97">
            <text:p text:style-name="P98">1075-גפ"מ</text:p>
          </table:table-cell>
          <table:table-cell table:style-name="TableCell99">
            <text:p text:style-name="P100">3.6-טון, צובר תת קרקעי .</text:p>
          </table:table-cell>
          <table:table-cell table:style-name="TableCell101">
            <text:p text:style-name="P102"><text:span text:style-name="T103">E</text:span><text:span text:style-name="T104">-</text:span><text:span text:style-name="T105">W</text:span><text:span text:style-name="T106">-2.</text:span></text:p>
          </table:table-cell>
          <table:table-cell table:style-name="TableCell107">
            <text:p text:style-name="P108">בחצר המפעל מצד מערב.</text:p>
          </table:table-cell>
        </table:table-row>
        <table:table-row table:style-name="TableRow109">
          <table:table-cell table:style-name="TableCell110">
            <text:p text:style-name="P111">1072-חנקן נוזלי</text:p>
          </table:table-cell>
          <table:table-cell table:style-name="TableCell112">
            <text:p text:style-name="P113">3-מכלאות 24,גלילים כ"א.</text:p>
          </table:table-cell>
          <table:table-cell table:style-name="TableCell114">
            <text:p text:style-name="P115"><text:span text:style-name="T116">T</text:span><text:span text:style-name="T117">-2.</text:span></text:p>
          </table:table-cell>
          <table:table-cell table:style-name="TableCell118">
            <text:p text:style-name="P119">בחצר המפעל בקיר מצד דרום.</text:p>
          </table:table-cell>
        </table:table-row>
        <table:table-row table:style-name="TableRow120">
          <table:table-cell table:style-name="TableCell121">
            <text:p text:style-name="P122">1978-פרופאן ,בוטן</text:p>
          </table:table-cell>
          <table:table-cell table:style-name="TableCell123">
            <text:p text:style-name="P124">20-גלילי<text:bookmark-start text:name="_GoBack"/><text:bookmark-end text:name="_GoBack"/>ם,48ק"ג כ"א.</text:p>
          </table:table-cell>
          <table:table-cell table:style-name="TableCell125">
            <text:p text:style-name="P126"><text:span text:style-name="T127">E</text:span><text:span text:style-name="T128">-</text:span><text:span text:style-name="T129">W</text:span><text:span text:style-name="T130">-2.</text:span></text:p>
          </table:table-cell>
          <table:table-cell table:style-name="TableCell131">
            <text:p text:style-name="P132">מצד צפון מערב בחצר המפעל.</text:p>
          </table:table-cell>
        </table:table-row>
        <table:table-row table:style-name="TableRow133">
          <table:table-cell table:style-name="TableCell134">
            <text:p text:style-name="P135"><text:span text:style-name="T136">1072-חמצן-</text:span><text:span text:style-name="T137">O2</text:span></text:p>
          </table:table-cell>
          <table:table-cell table:style-name="TableCell138">
            <text:p text:style-name="P139">40-גלילים,27 ק"ג כ"א.</text:p>
          </table:table-cell>
          <table:table-cell table:style-name="TableCell140">
            <text:p text:style-name="P141"><text:span text:style-name="T142">S</text:span><text:span text:style-name="T143">-2.</text:span></text:p>
          </table:table-cell>
          <table:table-cell table:style-name="TableCell144">
            <text:p text:style-name="P145">בקיר מצד צפון מערב בתוך המפעל.</text:p>
          </table:table-cell>
        </table:table-row>
        <table:table-row table:style-name="TableRow146">
          <table:table-cell table:style-name="TableCell147">
            <text:p text:style-name="P148">1202-סולר</text:p>
          </table:table-cell>
          <table:table-cell table:style-name="TableCell149">
            <text:p text:style-name="P150">5-קו"ב , מיכל מתכת עלי.</text:p>
          </table:table-cell>
          <table:table-cell table:style-name="TableCell151">
            <text:p text:style-name="P152"><text:span text:style-name="T153">Z</text:span><text:span text:style-name="T154">-3.</text:span></text:p>
          </table:table-cell>
          <table:table-cell table:style-name="TableCell155">
            <text:p text:style-name="P156">בקיר מצד צפון בתוך המפעל.</text:p>
          </table:table-cell>
        </table:table-row>
        <table:table-row table:style-name="TableRow157"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שם</text:p>
          </table:table-cell>
          <table:table-cell table:style-name="TableCell169">
            <text:p text:style-name="P170">טלפון</text:p>
          </table:table-cell>
          <table:table-cell table:style-name="TableCell171">
            <text:p text:style-name="P172"/>
          </table:table-cell>
          <table:table-cell table:style-name="TableCell173">
            <text:p text:style-name="P174">נייד</text:p>
          </table:table-cell>
        </table:table-row>
        <table:table-row table:style-name="TableRow175">
          <table:table-cell table:style-name="TableCell176">
            <text:p text:style-name="P177">ניסים.</text:p>
          </table:table-cell>
          <table:table-cell table:style-name="TableCell178">
            <text:p text:style-name="P179">03:9616824.</text:p>
          </table:table-cell>
          <table:table-cell table:style-name="TableCell180">
            <text:p text:style-name="P181"/>
          </table:table-cell>
          <table:table-cell table:style-name="TableCell182">
            <text:p text:style-name="P183">057:7725296.</text:p>
          </table:table-cell>
        </table:table-row>
      </table:table>
      <text:p text:style-name="P184"/>
      <text:p text:style-name="P185">הערות מיוחדות :</text:p>
      <text:p text:style-name="P186"/>
      <text:p text:style-name="P187"/>
      <text:p text:style-name="P188"/>
      <text:p text:style-name="P189">ממצאים : אבישי פפיאשוילי : אוקטובר 2013.</text:p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7:00Z</meta:creation-date>
    <dc:date>2014-05-21T07:47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41" meta:character-count="850" meta:row-count="5" meta:non-whitespace-character-count="710"/>
  </office:meta>
</office:document-meta>
</file>